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fc4e2" officeooo:paragraph-rsid="000fc4e2"/>
    </style:style>
    <style:style style:name="P3" style:family="paragraph" style:parent-style-name="Standard">
      <style:paragraph-properties fo:text-align="start" style:justify-single-word="false"/>
      <style:text-properties officeooo:rsid="000fc4e2" officeooo:paragraph-rsid="000fc4e2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fc4e2" officeooo:paragraph-rsid="000fc4e2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0b64c" officeooo:paragraph-rsid="0010b64c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10b64c" officeooo:paragraph-rsid="0010b64c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143b1c" officeooo:paragraph-rsid="00143b1c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rsid="00143b1c" officeooo:paragraph-rsid="00143b1c"/>
    </style:style>
    <style:style style:name="P9" style:family="paragraph" style:parent-style-name="Standard">
      <style:paragraph-properties fo:text-align="start" style:justify-single-word="false"/>
      <style:text-properties officeooo:rsid="00143b1c" officeooo:paragraph-rsid="001451f8"/>
    </style:style>
    <style:style style:name="P10" style:family="paragraph" style:parent-style-name="Standard">
      <style:paragraph-properties fo:text-align="start" style:justify-single-word="false"/>
      <style:text-properties officeooo:rsid="00143b1c" officeooo:paragraph-rsid="00208d6e"/>
    </style:style>
    <style:style style:name="P11" style:family="paragraph" style:parent-style-name="Standard">
      <style:paragraph-properties fo:text-align="center" style:justify-single-word="false"/>
      <style:text-properties officeooo:rsid="00233cda" officeooo:paragraph-rsid="00233cda"/>
    </style:style>
    <style:style style:name="P1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43b1c" officeooo:paragraph-rsid="00143b1c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43b1c" officeooo:paragraph-rsid="001451f8"/>
    </style:style>
    <style:style style:name="P1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451f8" officeooo:paragraph-rsid="001451f8"/>
    </style:style>
    <style:style style:name="P1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451f8" officeooo:paragraph-rsid="0015eb6d"/>
    </style:style>
    <style:style style:name="P1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5eb6d" officeooo:paragraph-rsid="0015eb6d"/>
    </style:style>
    <style:style style:name="P1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6pt" fo:font-weight="bold" officeooo:rsid="0017d432" officeooo:paragraph-rsid="00225403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6pt" fo:font-weight="bold" officeooo:rsid="001fc0f0" officeooo:paragraph-rsid="001fc0f0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6pt" fo:font-weight="bold" officeooo:rsid="001fc0f0" officeooo:paragraph-rsid="0017d432" style:font-size-asian="16pt" style:font-weight-asian="bold" style:font-size-complex="16pt" style:font-weight-complex="bold"/>
    </style:style>
    <style:style style:name="P2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6pt" fo:font-weight="bold" officeooo:rsid="001fc0f0" officeooo:paragraph-rsid="00237d2f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6pt" fo:font-weight="bold" officeooo:rsid="00225403" officeooo:paragraph-rsid="00225403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6pt" fo:font-weight="bold" officeooo:rsid="00225403" officeooo:paragraph-rsid="00233cda" style:font-size-asian="16pt" style:font-weight-asian="bold" style:font-size-complex="16pt" style:font-weight-complex="bold"/>
    </style:style>
    <style:style style:name="P2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6pt" fo:font-weight="bold" officeooo:rsid="00233cda" officeooo:paragraph-rsid="00233cda" style:font-size-asian="16pt" style:font-weight-asian="bold" style:font-size-complex="16pt" style:font-weight-complex="bold"/>
    </style:style>
    <style:style style:name="P2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7d432" officeooo:paragraph-rsid="0015eb6d"/>
    </style:style>
    <style:style style:name="P2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233cda" officeooo:paragraph-rsid="00233cd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237d2f" officeooo:paragraph-rsid="00237d2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1fc0f0" officeooo:paragraph-rsid="001fc0f0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5pt" fo:font-weight="bold" officeooo:rsid="00237d2f" officeooo:paragraph-rsid="00237d2f" style:font-size-asian="15pt" style:font-weight-asian="bold" style:font-size-complex="15pt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237d2f" officeooo:paragraph-rsid="00237d2f" style:font-size-asian="10.5pt" style:font-weight-asian="bold" style:font-size-complex="12pt" style:font-weight-complex="bold"/>
    </style:style>
    <style:style style:name="P30" style:family="paragraph" style:parent-style-name="Standard" style:list-style-name="L18">
      <style:paragraph-properties fo:text-align="start" style:justify-single-word="false"/>
      <style:text-properties officeooo:rsid="00143b1c" officeooo:paragraph-rsid="00143b1c"/>
    </style:style>
    <style:style style:name="P31" style:family="paragraph" style:parent-style-name="Standard" style:list-style-name="L18">
      <style:paragraph-properties fo:text-align="start" style:justify-single-word="false"/>
      <style:text-properties officeooo:rsid="00143b1c" officeooo:paragraph-rsid="0015eb6d"/>
    </style:style>
    <style:style style:name="P32" style:family="paragraph" style:parent-style-name="Standard" style:list-style-name="L18">
      <style:paragraph-properties fo:text-align="start" style:justify-single-word="false"/>
      <style:text-properties officeooo:rsid="00143b1c" officeooo:paragraph-rsid="00208d6e"/>
    </style:style>
    <style:style style:name="P33" style:family="paragraph" style:parent-style-name="Standard" style:list-style-name="L18">
      <style:paragraph-properties fo:text-align="start" style:justify-single-word="false"/>
      <style:text-properties officeooo:rsid="00143b1c" officeooo:paragraph-rsid="001451f8"/>
    </style:style>
    <style:style style:name="P34" style:family="paragraph" style:parent-style-name="Standard" style:list-style-name="L19">
      <style:paragraph-properties fo:text-align="start" style:justify-single-word="false"/>
      <style:text-properties officeooo:rsid="00143b1c" officeooo:paragraph-rsid="0015eb6d"/>
    </style:style>
    <style:style style:name="P35" style:family="paragraph" style:parent-style-name="Standard" style:list-style-name="L19">
      <style:paragraph-properties fo:text-align="start" style:justify-single-word="false"/>
      <style:text-properties officeooo:rsid="00143b1c" officeooo:paragraph-rsid="00143b1c"/>
    </style:style>
    <style:style style:name="P36" style:family="paragraph" style:parent-style-name="Standard" style:list-style-name="L20">
      <style:paragraph-properties fo:text-align="start" style:justify-single-word="false"/>
      <style:text-properties officeooo:rsid="00143b1c" officeooo:paragraph-rsid="00143b1c"/>
    </style:style>
    <style:style style:name="P37" style:family="paragraph" style:parent-style-name="Standard" style:list-style-name="L21">
      <style:paragraph-properties fo:text-align="start" style:justify-single-word="false"/>
      <style:text-properties officeooo:rsid="00143b1c" officeooo:paragraph-rsid="0015eb6d"/>
    </style:style>
    <style:style style:name="P38" style:family="paragraph" style:parent-style-name="Standard" style:list-style-name="L21">
      <style:paragraph-properties fo:text-align="start" style:justify-single-word="false"/>
      <style:text-properties officeooo:rsid="00143b1c" officeooo:paragraph-rsid="00143b1c"/>
    </style:style>
    <style:style style:name="P39" style:family="paragraph" style:parent-style-name="Standard" style:list-style-name="L22">
      <style:paragraph-properties fo:text-align="start" style:justify-single-word="false"/>
      <style:text-properties officeooo:rsid="00143b1c" officeooo:paragraph-rsid="001451f8"/>
    </style:style>
    <style:style style:name="P40" style:family="paragraph" style:parent-style-name="Standard" style:list-style-name="L23">
      <style:paragraph-properties fo:text-align="start" style:justify-single-word="false"/>
      <style:text-properties officeooo:rsid="00143b1c" officeooo:paragraph-rsid="001451f8"/>
    </style:style>
    <style:style style:name="P41" style:family="paragraph" style:parent-style-name="Standard" style:list-style-name="L24">
      <style:paragraph-properties fo:text-align="start" style:justify-single-word="false"/>
      <style:text-properties officeooo:rsid="00143b1c" officeooo:paragraph-rsid="001451f8"/>
    </style:style>
    <style:style style:name="P42" style:family="paragraph" style:parent-style-name="Standard" style:list-style-name="L25">
      <style:paragraph-properties fo:text-align="start" style:justify-single-word="false"/>
      <style:text-properties officeooo:rsid="00143b1c" officeooo:paragraph-rsid="00208d6e"/>
    </style:style>
    <style:style style:name="P43" style:family="paragraph" style:parent-style-name="Standard" style:list-style-name="L26">
      <style:paragraph-properties fo:text-align="start" style:justify-single-word="false"/>
      <style:text-properties officeooo:rsid="00143b1c" officeooo:paragraph-rsid="00208d6e"/>
    </style:style>
    <style:style style:name="P44" style:family="paragraph" style:parent-style-name="Standard" style:list-style-name="L27">
      <style:paragraph-properties fo:text-align="start" style:justify-single-word="false"/>
      <style:text-properties officeooo:rsid="00143b1c" officeooo:paragraph-rsid="00208d6e"/>
    </style:style>
    <style:style style:name="P45" style:family="paragraph" style:parent-style-name="Standard" style:list-style-name="L28">
      <style:paragraph-properties fo:text-align="start" style:justify-single-word="false"/>
      <style:text-properties officeooo:rsid="00143b1c" officeooo:paragraph-rsid="001451f8"/>
    </style:style>
    <style:style style:name="P46" style:family="paragraph" style:parent-style-name="Standard" style:list-style-name="L29">
      <style:paragraph-properties fo:text-align="start" style:justify-single-word="false"/>
      <style:text-properties officeooo:rsid="00143b1c" officeooo:paragraph-rsid="001451f8"/>
    </style:style>
    <style:style style:name="P47" style:family="paragraph" style:parent-style-name="Standard" style:list-style-name="L30">
      <style:paragraph-properties fo:text-align="start" style:justify-single-word="false"/>
      <style:text-properties officeooo:rsid="00143b1c" officeooo:paragraph-rsid="001451f8"/>
    </style:style>
    <style:style style:name="P48" style:family="paragraph" style:parent-style-name="Standard" style:list-style-name="L18">
      <style:paragraph-properties fo:text-align="start" style:justify-single-word="false"/>
      <style:text-properties fo:font-weight="bold" officeooo:rsid="00143b1c" officeooo:paragraph-rsid="00143b1c" style:font-weight-asian="bold" style:font-weight-complex="bold"/>
    </style:style>
    <style:style style:name="P49" style:family="paragraph" style:parent-style-name="Standard" style:list-style-name="L18">
      <style:paragraph-properties fo:text-align="start" style:justify-single-word="false"/>
      <style:text-properties fo:font-weight="bold" officeooo:rsid="00143b1c" officeooo:paragraph-rsid="001451f8" style:font-weight-asian="bold" style:font-weight-complex="bold"/>
    </style:style>
    <style:style style:name="P50" style:family="paragraph" style:parent-style-name="Standard" style:list-style-name="L18">
      <style:paragraph-properties fo:text-align="start" style:justify-single-word="false"/>
      <style:text-properties fo:font-weight="bold" officeooo:rsid="00143b1c" officeooo:paragraph-rsid="00208d6e" style:font-weight-asian="bold" style:font-weight-complex="bold"/>
    </style:style>
    <style:style style:name="P51" style:family="paragraph" style:parent-style-name="Standard" style:list-style-name="L20">
      <style:paragraph-properties fo:text-align="start" style:justify-single-word="false"/>
      <style:text-properties fo:font-weight="bold" officeooo:rsid="00143b1c" officeooo:paragraph-rsid="00143b1c" style:font-weight-asian="bold" style:font-weight-complex="bold"/>
    </style:style>
    <style:style style:name="P52" style:family="paragraph" style:parent-style-name="Standard" style:list-style-name="L23">
      <style:paragraph-properties fo:text-align="start" style:justify-single-word="false"/>
      <style:text-properties fo:font-weight="bold" officeooo:rsid="00143b1c" officeooo:paragraph-rsid="001451f8" style:font-weight-asian="bold" style:font-weight-complex="bold"/>
    </style:style>
    <style:style style:name="P53" style:family="paragraph" style:parent-style-name="Standard" style:list-style-name="L26">
      <style:paragraph-properties fo:text-align="start" style:justify-single-word="false"/>
      <style:text-properties fo:font-weight="bold" officeooo:rsid="00143b1c" officeooo:paragraph-rsid="00208d6e" style:font-weight-asian="bold" style:font-weight-complex="bold"/>
    </style:style>
    <style:style style:name="P54" style:family="paragraph" style:parent-style-name="Standard" style:list-style-name="L29">
      <style:paragraph-properties fo:text-align="start" style:justify-single-word="false"/>
      <style:text-properties fo:font-weight="bold" officeooo:rsid="00143b1c" officeooo:paragraph-rsid="001451f8" style:font-weight-asian="bold" style:font-weight-complex="bold"/>
    </style:style>
    <style:style style:name="P55" style:family="paragraph" style:parent-style-name="Standard" style:list-style-name="L28">
      <style:paragraph-properties fo:text-align="start" style:justify-single-word="false"/>
      <style:text-properties officeooo:rsid="001451f8" officeooo:paragraph-rsid="001451f8"/>
    </style:style>
    <style:style style:name="P56" style:family="paragraph" style:parent-style-name="Standard" style:list-style-name="L31">
      <style:paragraph-properties fo:text-align="start" style:justify-single-word="false"/>
      <style:text-properties fo:font-size="12pt" fo:font-weight="normal" officeooo:rsid="00225403" officeooo:paragraph-rsid="00225403" style:font-size-asian="10.5pt" style:font-weight-asian="normal" style:font-size-complex="12pt" style:font-weight-complex="normal"/>
    </style:style>
    <style:style style:name="P57" style:family="paragraph" style:parent-style-name="Standard" style:list-style-name="L32">
      <style:paragraph-properties fo:text-align="start" style:justify-single-word="false"/>
      <style:text-properties officeooo:rsid="00263c21" officeooo:paragraph-rsid="00263c21"/>
    </style:style>
    <style:style style:name="P58" style:family="paragraph" style:parent-style-name="Standard">
      <style:paragraph-properties fo:text-align="start" style:justify-single-word="false"/>
      <style:text-properties officeooo:rsid="00263c21" officeooo:paragraph-rsid="00263c21"/>
    </style:style>
    <style:style style:name="P5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237d2f" officeooo:paragraph-rsid="00237d2f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263c21" officeooo:paragraph-rsid="00263c21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263c21" officeooo:paragraph-rsid="00263c21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237d2f"/>
    </style:style>
    <style:style style:name="P6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5pt" fo:font-weight="bold" officeooo:rsid="00237d2f" officeooo:paragraph-rsid="00237d2f" style:font-size-asian="15pt" style:font-weight-asian="bold" style:font-size-complex="15pt" style:font-weight-complex="bold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37d2f" officeooo:paragraph-rsid="00237d2f" style:font-size-asian="10.5pt" style:font-weight-asian="normal" style:font-size-complex="12pt" style:font-weight-complex="normal"/>
    </style:style>
    <style:style style:name="P65" style:family="paragraph">
      <style:paragraph-properties fo:text-align="center"/>
    </style:style>
    <style:style style:name="T1" style:family="text">
      <style:text-properties officeooo:rsid="00143b1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451f8"/>
    </style:style>
    <style:style style:name="T4" style:family="text">
      <style:text-properties officeooo:rsid="0015eb6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style:font-size-asian="10.5pt" style:font-weight-asian="normal" style:font-size-complex="12pt" style:font-weight-complex="normal"/>
    </style:style>
    <style:style style:name="T7" style:family="text">
      <style:text-properties officeooo:rsid="00208d6e"/>
    </style:style>
    <style:style style:name="T8" style:family="text">
      <style:text-properties officeooo:rsid="00233cda"/>
    </style:style>
    <style:style style:name="T9" style:family="text">
      <style:text-properties officeooo:rsid="00237d2f"/>
    </style:style>
    <style:style style:name="T10" style:family="text">
      <style:text-properties fo:font-weight="normal" officeooo:rsid="00263c21" style:font-weight-asian="normal" style:font-weight-complex="normal"/>
    </style:style>
    <style:style style:name="T11" style:family="text">
      <style:text-properties officeooo:rsid="00263c21"/>
    </style:style>
    <style:style style:name="T12" style:family="text">
      <style:text-properties style:text-underline-style="solid" style:text-underline-type="double" style:text-underline-width="auto" style:text-underline-color="font-color"/>
    </style:style>
    <style:style style:name="T13" style:family="text">
      <style:text-properties style:text-underline-style="non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767cm" fo:min-width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IEDB</text:p>
      <text:p text:style-name="P4">International Entertainment Databas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Lucas Dário</text:p>
      <text:p text:style-name="P2">Renato Cordeiro Ferreira</text:p>
      <text:p text:style-name="P2">Ruan de Menezes Cost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8">Laboratório de banco de dados</text:span>, 2º Semestre<text:tab/><text:tab/><text:tab/>Professor<text:span text:style-name="T8">a</text:span>: <text:span text:style-name="T8">Kelly Rosa Braghetto</text:span></text:p>
      <text:p text:style-name="P3"/>
      <text:p text:style-name="P2"><text:soft-page-break/></text:p>
      <text:p text:style-name="P2"/>
      <text:p text:style-name="P6">Diagrama de casos de uso <text:span text:style-name="T8">(incluindo não implementados)</text:span></text:p>
      <text:p text:style-name="P5"/>
      <text:p text:style-name="P5"><draw:ellipse text:anchor-type="paragraph" draw:z-index="11" draw:style-name="gr3" draw:text-style-name="P65" svg:width="6.404cm" svg:height="0.583cm" svg:x="5.655cm" svg:y="0.284cm"><text:p text:style-name="P65">Criar perfil</text:p></draw:ellipse></text:p>
      <text:p text:style-name="P5"><draw:frame text:anchor-type="paragraph" draw:z-index="47" draw:style-name="gr5" svg:width="2.514cm" svg:height="0.489cm" svg:x="-0.139cm" svg:y="15.603cm"><draw:text-box><text:p>Administrador</text:p></draw:text-box></draw:frame><draw:line text:anchor-type="paragraph" draw:z-index="46" draw:style-name="gr2" draw:text-style-name="P65" svg:x1="0.76cm" svg:y1="13.434cm" svg:x2="0.76cm" svg:y2="14.439cm"><text:p/></draw:line><draw:line text:anchor-type="paragraph" draw:z-index="45" draw:style-name="gr2" draw:text-style-name="P65" svg:x1="0.998cm" svg:y1="13.825cm" svg:x2="5.708cm" svg:y2="15.767cm"><text:p/></draw:line><draw:ellipse text:anchor-type="paragraph" draw:z-index="44" draw:style-name="gr3" draw:text-style-name="P65" svg:width="6.404cm" svg:height="0.583cm" svg:x="5.708cm" svg:y="15.466cm"><text:p text:style-name="P65">Excluir usuário</text:p></draw:ellipse><draw:ellipse text:anchor-type="paragraph" draw:z-index="43" draw:style-name="gr3" draw:text-style-name="P65" svg:width="6.404cm" svg:height="0.583cm" svg:x="5.708cm" svg:y="14.275cm"><text:p text:style-name="P65">Excluir revisor</text:p></draw:ellipse><draw:line text:anchor-type="paragraph" draw:z-index="42" draw:style-name="gr2" draw:text-style-name="P65" svg:x1="1.289cm" svg:y1="13.561cm" svg:x2="5.708cm" svg:y2="14.524cm"><text:p/></draw:line><draw:line text:anchor-type="paragraph" draw:z-index="41" draw:style-name="gr2" draw:text-style-name="P65" svg:x1="1.422cm" svg:y1="13.333cm" svg:x2="5.682cm" svg:y2="13.561cm"><text:p/></draw:line><draw:line text:anchor-type="paragraph" draw:z-index="40" draw:style-name="gr2" draw:text-style-name="P65" svg:x1="1.475cm" svg:y1="12.884cm" svg:x2="5.761cm" svg:y2="12.778cm"><text:p/></draw:line><draw:ellipse text:anchor-type="paragraph" draw:z-index="39" draw:style-name="gr3" draw:text-style-name="P65" svg:width="6.404cm" svg:height="0.583cm" svg:x="5.761cm" svg:y="12.497cm"><text:p text:style-name="P65">Cadastra revisor</text:p></draw:ellipse><draw:ellipse text:anchor-type="paragraph" draw:z-index="38" draw:style-name="gr3" draw:text-style-name="P65" svg:width="6.404cm" svg:height="0.583cm" svg:x="5.681cm" svg:y="13.307cm"><text:p text:style-name="P65">Alterar informações do revisor</text:p></draw:ellipse><draw:line text:anchor-type="paragraph" draw:z-index="37" draw:style-name="gr2" draw:text-style-name="P65" svg:x1="0.76cm" svg:y1="14.439cm" svg:x2="1.263cm" svg:y2="15.206cm"><text:p/></draw:line><draw:line text:anchor-type="paragraph" draw:z-index="36" draw:style-name="gr2" draw:text-style-name="P65" svg:x1="0.761cm" svg:y1="14.439cm" svg:x2="0.152cm" svg:y2="15.259cm"><text:p/></draw:line><draw:line text:anchor-type="paragraph" draw:z-index="35" draw:style-name="gr2" draw:text-style-name="P65" svg:x1="-0.192cm" svg:y1="13.434cm" svg:x2="1.951cm" svg:y2="13.434cm"><text:p/></draw:line><draw:line text:anchor-type="paragraph" draw:z-index="34" draw:style-name="gr2" draw:text-style-name="P65" svg:x1="0.76cm" svg:y1="12.561cm" svg:x2="0.76cm" svg:y2="13.434cm"><text:p/></draw:line><draw:custom-shape text:anchor-type="paragraph" draw:z-index="33" draw:style-name="gr1" draw:text-style-name="P65" svg:width="1.086cm" svg:height="1.086cm" svg:x="0.205cm" svg:y="11.4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2" draw:style-name="gr2" draw:text-style-name="P65" svg:x1="1.342cm" svg:y1="8.19cm" svg:x2="5.761cm" svg:y2="9.153cm"><text:p/></draw:line><draw:line text:anchor-type="paragraph" draw:z-index="31" draw:style-name="gr2" draw:text-style-name="P65" svg:x1="1.475cm" svg:y1="7.962cm" svg:x2="5.735cm" svg:y2="8.19cm"><text:p/></draw:line><draw:line text:anchor-type="paragraph" draw:z-index="30" draw:style-name="gr2" draw:text-style-name="P65" svg:x1="1.528cm" svg:y1="7.513cm" svg:x2="5.814cm" svg:y2="7.407cm"><text:p/></draw:line><draw:line text:anchor-type="paragraph" draw:z-index="29" draw:style-name="gr2" draw:text-style-name="P65" svg:x1="0.813cm" svg:y1="8.063cm" svg:x2="0.813cm" svg:y2="9.068cm"><text:p/></draw:line><draw:frame text:anchor-type="paragraph" draw:z-index="28" draw:style-name="gr5" svg:width="2.514cm" svg:height="0.489cm" svg:x="0.019cm" svg:y="10.444cm"><draw:text-box><text:p>Revisor</text:p></draw:text-box></draw:frame><draw:ellipse text:anchor-type="paragraph" draw:z-index="27" draw:style-name="gr3" draw:text-style-name="P65" svg:width="6.404cm" svg:height="0.583cm" svg:x="5.814cm" svg:y="7.126cm"><text:p text:style-name="P65">Editar conteúdo</text:p></draw:ellipse><draw:ellipse text:anchor-type="paragraph" draw:z-index="26" draw:style-name="gr3" draw:text-style-name="P65" svg:width="6.404cm" svg:height="0.583cm" svg:x="5.734cm" svg:y="7.936cm"><text:p text:style-name="P65">Excluir conteúdo</text:p></draw:ellipse><draw:ellipse text:anchor-type="paragraph" draw:z-index="25" draw:style-name="gr3" draw:text-style-name="P65" svg:width="6.404cm" svg:height="0.583cm" svg:x="5.761cm" svg:y="8.851cm"><text:p text:style-name="P65">Publicar informações válidas</text:p></draw:ellipse><draw:line text:anchor-type="paragraph" draw:z-index="24" draw:style-name="gr2" draw:text-style-name="P65" svg:x1="0.813cm" svg:y1="9.068cm" svg:x2="1.316cm" svg:y2="9.835cm"><text:p/></draw:line><draw:line text:anchor-type="paragraph" draw:z-index="23" draw:style-name="gr2" draw:text-style-name="P65" svg:x1="0.814cm" svg:y1="9.068cm" svg:x2="0.205cm" svg:y2="9.888cm"><text:p/></draw:line><draw:line text:anchor-type="paragraph" draw:z-index="22" draw:style-name="gr2" draw:text-style-name="P65" svg:x1="-0.139cm" svg:y1="8.063cm" svg:x2="2.004cm" svg:y2="8.063cm"><text:p/></draw:line><draw:line text:anchor-type="paragraph" draw:z-index="21" draw:style-name="gr2" draw:text-style-name="P65" svg:x1="0.813cm" svg:y1="7.19cm" svg:x2="0.813cm" svg:y2="8.063cm"><text:p/></draw:line><draw:custom-shape text:anchor-type="paragraph" draw:z-index="20" draw:style-name="gr1" draw:text-style-name="P65" svg:width="1.086cm" svg:height="1.086cm" svg:x="0.258cm" svg:y="6.1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9" draw:style-name="gr5" svg:width="2.514cm" svg:height="0.489cm" svg:x="-0.139cm" svg:y="4.602cm"><draw:text-box><text:p>Cliente</text:p></draw:text-box></draw:frame><draw:line text:anchor-type="paragraph" draw:z-index="18" draw:style-name="gr4" draw:text-style-name="P65" svg:x1="1.316cm" svg:y1="2.062cm" svg:x2="5.602cm" svg:y2="4.602cm"><text:p/></draw:line><draw:line text:anchor-type="paragraph" draw:z-index="17" draw:style-name="gr4" draw:text-style-name="P65" svg:x1="0.945cm" svg:y1="2.644cm" svg:x2="5.681cm" svg:y2="5.713cm"><text:p/></draw:line><draw:line text:anchor-type="paragraph" draw:z-index="16" draw:style-name="gr4" draw:text-style-name="P65" svg:x1="1.184cm" svg:y1="1.903cm" svg:x2="5.576cm" svg:y2="3.385cm"><text:p/></draw:line><draw:line text:anchor-type="paragraph" draw:z-index="15" draw:style-name="gr4" draw:text-style-name="P65" svg:x1="1.184cm" svg:y1="1.348cm" svg:x2="5.603cm" svg:y2="2.301cm"><text:p/></draw:line><draw:line text:anchor-type="paragraph" draw:z-index="14" draw:style-name="gr4" draw:text-style-name="P65" svg:x1="1.395cm" svg:y1="0.633cm" svg:x2="5.655cm" svg:y2="0.104cm"><text:p/></draw:line><draw:line text:anchor-type="paragraph" draw:z-index="13" draw:style-name="gr4" draw:text-style-name="P65" svg:x1="1.448cm" svg:y1="1.109cm" svg:x2="5.576cm" svg:y2="1.109cm"><text:p/></draw:line><draw:line text:anchor-type="paragraph" draw:z-index="12" draw:style-name="gr4" draw:text-style-name="P65" svg:x1="1.395cm" svg:y1="0.633cm" svg:x2="5.655cm" svg:y2="0.104cm"><text:p/></draw:line><draw:ellipse text:anchor-type="paragraph" draw:z-index="6" draw:style-name="gr3" draw:text-style-name="P65" svg:width="6.404cm" svg:height="0.583cm" svg:x="5.681cm" svg:y="5.422cm"><text:p text:style-name="P65">Visualizar conteúdo</text:p></draw:ellipse><draw:ellipse text:anchor-type="paragraph" draw:z-index="7" draw:style-name="gr3" draw:text-style-name="P65" svg:width="6.404cm" svg:height="0.583cm" svg:x="5.602cm" svg:y="4.311cm"><text:p text:style-name="P65">Editar conteúdo</text:p></draw:ellipse><draw:ellipse text:anchor-type="paragraph" draw:z-index="8" draw:style-name="gr3" draw:text-style-name="P65" svg:width="6.404cm" svg:height="0.583cm" svg:x="5.602cm" svg:y="3.173cm"><text:p text:style-name="P65">Criar conteúdo</text:p></draw:ellipse><draw:ellipse text:anchor-type="paragraph" draw:z-index="9" draw:style-name="gr3" draw:text-style-name="P65" svg:width="6.404cm" svg:height="0.583cm" svg:x="5.602cm" svg:y="2.009cm"><text:p text:style-name="P65">Excluir perfil</text:p></draw:ellipse><draw:ellipse text:anchor-type="paragraph" draw:z-index="10" draw:style-name="gr3" draw:text-style-name="P65" svg:width="6.404cm" svg:height="0.583cm" svg:x="5.576cm" svg:y="0.792cm"><text:p text:style-name="P65">Alterar perfil</text:p></draw:ellipse><draw:line text:anchor-type="paragraph" draw:z-index="5" draw:style-name="gr2" draw:text-style-name="P65" svg:x1="0.654cm" svg:y1="3.226cm" svg:x2="1.157cm" svg:y2="3.993cm"><text:p/></draw:line><draw:line text:anchor-type="paragraph" draw:z-index="4" draw:style-name="gr2" draw:text-style-name="P65" svg:x1="0.655cm" svg:y1="3.226cm" svg:x2="0.046cm" svg:y2="4.046cm"><text:p/></draw:line><draw:line text:anchor-type="paragraph" draw:z-index="3" draw:style-name="gr2" draw:text-style-name="P65" svg:x1="0.654cm" svg:y1="2.221cm" svg:x2="0.654cm" svg:y2="3.226cm"><text:p/></draw:line><draw:line text:anchor-type="paragraph" draw:z-index="2" draw:style-name="gr2" draw:text-style-name="P65" svg:x1="-0.298cm" svg:y1="2.221cm" svg:x2="1.845cm" svg:y2="2.221cm"><text:p/></draw:line><draw:line text:anchor-type="paragraph" draw:z-index="1" draw:style-name="gr2" draw:text-style-name="P65" svg:x1="0.654cm" svg:y1="1.348cm" svg:x2="0.654cm" svg:y2="2.221cm"><text:p/></draw:line><draw:custom-shape text:anchor-type="paragraph" draw:z-index="0" draw:style-name="gr1" draw:text-style-name="P65" svg:width="1.086cm" svg:height="1.086cm" svg:x="0.099cm" svg:y="0.2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/>
      <text:p text:style-name="P5"/>
      <text:p text:style-name="P5"/>
      <text:p text:style-name="P5"/>
      <text:p text:style-name="P5"/>
      <text:p text:style-name="P5"><draw:line text:anchor-type="paragraph" draw:z-index="49" draw:style-name="gr4" draw:text-style-name="P65" svg:x1="1.183cm" svg:y1="0.464cm" svg:x2="5.919cm" svg:y2="3.533cm"><text:p/></draw:line></text:p>
      <text:p text:style-name="P5"/>
      <text:p text:style-name="P5"/>
      <text:p text:style-name="P5"/>
      <text:p text:style-name="P5"/>
      <text:p text:style-name="P5"/>
      <text:p text:style-name="P5"><draw:ellipse text:anchor-type="paragraph" draw:z-index="48" draw:style-name="gr3" draw:text-style-name="P65" svg:width="6.404cm" svg:height="0.583cm" svg:x="5.681cm" svg:y="0.411cm"><text:p text:style-name="P65">Dar nota para um conteúdo</text:p></draw:ellips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>Descrição d<text:span text:style-name="T8">os 3 principais casos de uso implementados</text:span></text:p>
      <text:p text:style-name="P7"/>
      <text:p text:style-name="P8"><text:span text:style-name="T2">Caso de uso:</text:span> Criar conteúdo</text:p>
      <text:list xml:id="list6807720281743074066" text:style-name="L18">
        <text:list-item>
          <text:p text:style-name="P30"><text:span text:style-name="T2">Ator:</text:span> <text:span text:style-name="T4">Cliente</text:span></text:p>
        </text:list-item>
        <text:list-item>
          <text:p text:style-name="P30"><text:span text:style-name="T2">Descrição</text:span>: O <text:span text:style-name="T4">cliente </text:span>cadastra um novo conteúdo novo, atribuindo características para ele.</text:p>
        </text:list-item>
        <text:list-item>
          <text:p text:style-name="P48">Pré-condições:</text:p>
        </text:list-item>
      </text:list>
      <text:list xml:id="list154040367512930407" text:style-name="L19">
        <text:list-item>
          <text:p text:style-name="P34">O <text:span text:style-name="T4">cliente</text:span> deve estar logado em sua conta;</text:p>
        </text:list-item>
        <text:list-item>
          <text:p text:style-name="P35">Não haver outro conteúdo com o mesmo nome e categoria.</text:p>
          <text:p text:style-name="P35"/>
        </text:list-item>
      </text:list>
      <text:list xml:id="list5029742690466702422" text:style-name="L20">
        <text:list-item>
          <text:p text:style-name="P36"><text:span text:style-name="T2">Pós-condições:</text:span> Um novo conteúdo é criado e suas informações são armazenadas no banco de dados.</text:p>
        </text:list-item>
        <text:list-item>
          <text:p text:style-name="P51">Fluxo principal:</text:p>
        </text:list-item>
      </text:list>
      <text:list xml:id="list2257203319587958079" text:style-name="L21">
        <text:list-item>
          <text:p text:style-name="P37"><text:soft-page-break/>O <text:span text:style-name="T4">cliente</text:span> escolhe um nome <text:span text:style-name="T4">uma </text:span>categoria (filme, música, <text:span text:style-name="T4">quadrinho</text:span>, livro, ...) para o conteúdo;</text:p>
        </text:list-item>
        <text:list-item>
          <text:p text:style-name="P38">O sistema <text:span text:style-name="T4">redireciona o cliente para a página de criação do conteúdo</text:span>;</text:p>
        </text:list-item>
        <text:list-item>
          <text:p text:style-name="P38"><text:span text:style-name="T4">O cliente preenche os campos com as características do conteúdo</text:span>;</text:p>
        </text:list-item>
      </text:list>
      <text:p text:style-name="P12">3. <text:s text:c="2"/><text:span text:style-name="T4">O cliente envia os dados para o sistema</text:span>.</text:p>
      <text:p text:style-name="P14">4. <text:s text:c="2"/><text:span text:style-name="T4">O sistema verifica a existência daquele conteúdo. </text:span></text:p>
      <text:p text:style-name="P16">5. <text:s text:c="2"/>a) Se o conteúdo já existir, o sistema exibe uma mensagem avisando o cliente e não cria <text:tab/>o conteúdo</text:p>
      <text:p text:style-name="P16">5. <text:s text:c="2"/>b) Se não existir, o conteúdo é armazenado no sistema.</text:p>
      <text:p text:style-name="P9"/>
      <text:p text:style-name="P9"><text:span text:style-name="T2">Caso de uso:</text:span> <text:span text:style-name="T3">Editar</text:span> conteúdo</text:p>
      <text:list xml:id="list234730134861079" text:continue-list="list6807720281743074066" text:style-name="L18">
        <text:list-item>
          <text:p text:style-name="P31"><text:span text:style-name="T2">Ator:</text:span> <text:span text:style-name="T4">Cliente</text:span></text:p>
        </text:list-item>
        <text:list-item>
          <text:p text:style-name="P31"><text:span text:style-name="T2">Descrição</text:span>: O <text:span text:style-name="T4">cliente</text:span> <text:span text:style-name="T3">edita</text:span> um conteúdo, <text:span text:style-name="T3">modificando características dele</text:span>.</text:p>
        </text:list-item>
        <text:list-item>
          <text:p text:style-name="P49">Pré-condições:</text:p>
        </text:list-item>
      </text:list>
      <text:list xml:id="list5116181665629301692" text:style-name="L22">
        <text:list-item>
          <text:p text:style-name="P39">O <text:span text:style-name="T3">cliente</text:span> deve estar logado em sua conta;</text:p>
        </text:list-item>
        <text:list-item>
          <text:p text:style-name="P39"><text:span text:style-name="T3">O cliente deve estar na página do conteúdo a ser modificado</text:span>.</text:p>
          <text:p text:style-name="P39"/>
        </text:list-item>
      </text:list>
      <text:list xml:id="list7436172874230823346" text:style-name="L23">
        <text:list-item>
          <text:p text:style-name="P40"><text:span text:style-name="T2">Pós-condições:</text:span> <text:span text:style-name="T3">O conteúdo é modificado, e as alterações são salvas no sistema</text:span></text:p>
        </text:list-item>
        <text:list-item>
          <text:p text:style-name="P52">Fluxo principal:</text:p>
        </text:list-item>
      </text:list>
      <text:list xml:id="list3619566101272105874" text:style-name="L24">
        <text:list-item>
          <text:p text:style-name="P41"><text:span text:style-name="T3">O sistema exibe os campos que o cliente pode modificar</text:span>;</text:p>
        </text:list-item>
        <text:list-item>
          <text:p text:style-name="P41"><text:span text:style-name="T3">O cliente altera o conteúdo dos campos que ele deseja alterar</text:span>;</text:p>
        </text:list-item>
        <text:list-item>
          <text:p text:style-name="P41"><text:span text:style-name="T3">O cliente confirma as alterações</text:span>;</text:p>
        </text:list-item>
      </text:list>
      <text:p text:style-name="P13"><text:span text:style-name="T3">4</text:span>. <text:s text:c="2"/><text:span text:style-name="T3">O sistema valida as alterações feitas</text:span>.</text:p>
      <text:p text:style-name="P16">5. <text:s text:c="2"/>a) Se algum campo não estiver de acordo com o requerido, o usuário é avisado e nada é <text:tab/>salvo no sistema. Volta ao passo 2</text:p>
      <text:p text:style-name="P14">5. <text:s text:c="2"/><text:span text:style-name="T4">b) Se estiver tudo correto, </text:span><text:s/><text:span text:style-name="T4">o</text:span> sistema salva as alterações feitas<text:span text:style-name="T1">.</text:span></text:p>
      <text:p text:style-name="P10"/>
      <text:p text:style-name="P10"><text:span text:style-name="T2">Caso de uso:</text:span> <text:span text:style-name="T7">Dar nota a um conteúdo</text:span></text:p>
      <text:list xml:id="list234728662340342" text:continue-list="list234730134861079" text:style-name="L18">
        <text:list-item>
          <text:p text:style-name="P32"><text:span text:style-name="T2">Ator:</text:span> <text:span text:style-name="T4">Cliente</text:span></text:p>
        </text:list-item>
        <text:list-item>
          <text:p text:style-name="P32"><text:span text:style-name="T2">Descrição</text:span>: O <text:span text:style-name="T4">cliente</text:span> <text:span text:style-name="T7">da nota para um conteúdo</text:span>.</text:p>
        </text:list-item>
        <text:list-item>
          <text:p text:style-name="P50">Pré-condições:</text:p>
        </text:list-item>
      </text:list>
      <text:list xml:id="list4422479261743110198" text:style-name="L25">
        <text:list-item>
          <text:p text:style-name="P42">O <text:span text:style-name="T3">cliente</text:span> deve estar logado em sua conta;</text:p>
        </text:list-item>
        <text:list-item>
          <text:p text:style-name="P42"><text:span text:style-name="T3">O cliente deve estar na página do conteúdo para poder atribuir a nota</text:span>.</text:p>
          <text:p text:style-name="P42"/>
        </text:list-item>
      </text:list>
      <text:list xml:id="list6195149856297598327" text:style-name="L26">
        <text:list-item>
          <text:p text:style-name="P43"><text:span text:style-name="T2">Pós-condições:</text:span> <text:span text:style-name="T7">A nota é salva no sistema</text:span></text:p>
        </text:list-item>
        <text:list-item>
          <text:p text:style-name="P53">Fluxo principal:</text:p>
        </text:list-item>
      </text:list>
      <text:list xml:id="list380411891256565302" text:style-name="L27">
        <text:list-item>
          <text:p text:style-name="P44"><text:span text:style-name="T3">O cliente seleciona a nota que quer dar para o conteúdo</text:span>;</text:p>
        </text:list-item>
        <text:list-item>
          <text:p text:style-name="P44"><text:span text:style-name="T3">O cliente confirma a nota</text:span>;</text:p>
        </text:list-item>
        <text:list-item>
          <text:p text:style-name="P44"><text:span text:style-name="T3">O sistema salva a nota</text:span>;</text:p>
        </text:list-item>
      </text:list>
      <text:p text:style-name="P14"/>
      <text:p text:style-name="P9"><text:span text:style-name="T2">Caso de uso:</text:span> <text:span text:style-name="T3">Visualizar conteúdo</text:span></text:p>
      <text:list xml:id="list234729921109214" text:continue-list="list234728662340342" text:style-name="L18">
        <text:list-item>
          <text:p text:style-name="P33"><text:span text:style-name="T2">Ator:</text:span> <text:span text:style-name="T3">Cliente</text:span></text:p>
        </text:list-item>
        <text:list-item>
          <text:p text:style-name="P33"><text:span text:style-name="T2">Descrição</text:span>: O <text:span text:style-name="T3">cliente visualiza</text:span> um conteúdo.</text:p>
        </text:list-item>
        <text:list-item>
          <text:p text:style-name="P49">Pré-condições:</text:p>
        </text:list-item>
      </text:list>
      <text:list xml:id="list5248594179594859584" text:style-name="L28">
        <text:list-item>
          <text:p text:style-name="P55">O cliente deve estar na página inicial do sistema</text:p>
          <text:p text:style-name="P45"/>
        </text:list-item>
      </text:list>
      <text:list xml:id="list2984630086057455087" text:style-name="L29">
        <text:list-item>
          <text:p text:style-name="P46"><text:span text:style-name="T2">Pós-condições:</text:span> <text:span text:style-name="T3">A página de visualizaçao do conteúdo é exibida</text:span></text:p>
        </text:list-item>
        <text:list-item>
          <text:p text:style-name="P54">Fluxo principal:</text:p>
        </text:list-item>
      </text:list>
      <text:list xml:id="list4708190296874359430" text:style-name="L30">
        <text:list-item>
          <text:p text:style-name="P47"><text:span text:style-name="T3">O cliente digita na barra de pesquisa uma parte do nome do conteúdo buscado</text:span>;</text:p>
        </text:list-item>
        <text:list-item>
          <text:p text:style-name="P47"><text:span text:style-name="T3">O cliente aperta submete a pesquisa</text:span>;</text:p>
        </text:list-item>
        <text:list-item>
          <text:p text:style-name="P47"><text:span text:style-name="T3">O sistema exibe a lista de conteúdos que satisfazem a pesquisa</text:span>;</text:p>
        </text:list-item>
      </text:list>
      <text:p text:style-name="P13"><text:soft-page-break/><text:span text:style-name="T3">4</text:span>. <text:s text:c="2"/><text:span text:style-name="T3">O cliente clica no conteúdo desejado</text:span>.</text:p>
      <text:p text:style-name="P15">5. <text:s text:c="2"/>O sistema redireciona o <text:span text:style-name="T4">cliente</text:span> para a página de exibição do conteúdo<text:span text:style-name="T1">. </text:span></text:p>
      <text:p text:style-name="P24"/>
      <text:p text:style-name="P21">Problemas conhecidos</text:p>
      <text:p text:style-name="P17"/>
      <text:list xml:id="list402057722720386387" text:style-name="L31">
        <text:list-item>
          <text:p text:style-name="P56">Um usuário não logado, ao tentar votar em um conteúdo, recebe uma página de erro interno (exceção)</text:p>
        </text:list-item>
        <text:list-item>
          <text:p text:style-name="P56">A busca é muito primitiva.</text:p>
        </text:list-item>
      </text:list>
      <text:p text:style-name="P19"/>
      <text:p text:style-name="P23">Consultas mais frequentes</text:p>
      <text:p text:style-name="P23"/>
      <text:p text:style-name="P25">A consulta mais frequente é a pesquisa de um título pelo seu nome, que acontece quando o usuário faz uma busca.</text:p>
      <text:p text:style-name="P25"/>
      <text:p text:style-name="P25">SELECT * </text:p>
      <text:p text:style-name="P25">FROM IEDB.Title</text:p>
      <text:p text:style-name="P25">WHERE lower(name) LIKE lower(%termo_pesquisado%)</text:p>
      <text:p text:style-name="P25"/>
      <text:p text:style-name="P25">CREATE INDEX title_name_idx ON IEDB.Title(name);</text:p>
      <text:p text:style-name="P22"/>
      <text:p text:style-name="P18">Link para o projeto: <text:a xlink:type="simple" xlink:href="https://iedb.herokuapp.com/" text:style-name="Internet_20_link"><text:span text:style-name="T5">https://iedb.herokuapp.com/</text:span></text:a></text:p>
      <text:p text:style-name="P27"/>
      <text:p text:style-name="P20"><text:span text:style-name="T9">Esquema de segurança</text:span>:</text:p>
      <text:p text:style-name="P20"/>
      <text:p text:style-name="P26"><text:span text:style-name="T11">No projeto, obtivemos as requisições de conexões por meio de uma classe já implementada do framework. Porém, n</text:span>ão <text:span text:style-name="T11">foi possível pegar entradas para</text:span> usuários diferentes dentro do framework. <text:span text:style-name="T11">Descrevemos, aqui, como seria feita a implementação para as funcionalidades já existentes no sistema:</text:span></text:p>
      <text:p text:style-name="P64"/>
      <text:p text:style-name="P60">Para cada serviço específico a um controlador, existiria um usuário específico no BD com as permissões necessárias para realizar a regra de negócio implementada:</text:p>
      <text:p text:style-name="P62"/>
      <text:list xml:id="list6274819979524265551" text:style-name="L32">
        <text:list-item>
          <text:p text:style-name="P57">Controlador de inscrição (Register):<text:line-break/>Permissão de SELECT na procedure de criação de usuário.<text:line-break/></text:p>
        </text:list-item>
        <text:list-item>
          <text:p text:style-name="P57">Controlador de cadastro (Login):<text:line-break/>Permissão de SELECT na tabela de usuários. <text:line-break/></text:p>
        </text:list-item>
        <text:list-item>
          <text:p text:style-name="P57"><text:span text:style-name="T6">Controlador de visualização (CRUD): <text:line-break/>Permissões de SELECT nas views dos títulos/adaptações e tabelas de personagens/personalidades.</text:span></text:p>
        </text:list-item>
      </text:list>
      <text:p text:style-name="P58"><text:span text:style-name="T6"/></text:p>
      <text:list xml:id="list234728873249135" text:continue-numbering="true" text:style-name="L32">
        <text:list-item>
          <text:p text:style-name="P57"><text:span text:style-name="T6">Controlador de criação (CRUD):</text:span></text:p>
          <text:p text:style-name="P57"><text:span text:style-name="T6">Permissão de SELECT nas procedures de criação de títulos e pessoas.</text:span></text:p>
        </text:list-item>
      </text:list>
      <text:p text:style-name="P58"><text:span text:style-name="T6"/></text:p>
      <text:list xml:id="list234729904915827" text:continue-numbering="true" text:style-name="L32">
        <text:list-item>
          <text:p text:style-name="P57"><text:span text:style-name="T6">Controlador de atualização (CRUD): <text:line-break/>Permissão de SELECT na procedure de submissão de mudanças via protótipos.</text:span></text:p>
        </text:list-item>
      </text:list>
      <text:p text:style-name="P64"/>
      <text:p text:style-name="P64"/>
      <text:p text:style-name="P28"><text:soft-page-break/>Funcionalidades extras (usos “não convencionais” de Bds) </text:p>
      <text:p text:style-name="P28"/>
      <text:p text:style-name="P29"><text:tab/><text:span text:style-name="T10">Por conta da falta de tempo, não foi possível fazer a implementação de um sistema <text:tab/>recomendador. Descrevemos, aqui, como seria a heurística nele usada:</text:span></text:p>
      <text:p text:style-name="P26"/>
      <text:p text:style-name="P61">Dadas as 3 últimas visualizações de títulos de um usuário, encontrar as referências deles e fazer a intersecção destes conjuntos, limitado ao máximo de 5 elementos. Caso não haja títulos em comum nas referências, selecionar referências de cada título na proporção 2:2:1 para a última, penúltima e antepenúltima visualizações. Se, ainda assim, não houver títulos suficientes, usar adaptações, continuações ou títulos quaisquer do mesmo gênero. Exibir os 5 selecionados (por quaisquer critérios) na página inicial, abaixo da área de busc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8T20:49:24.838041240</meta:creation-date>
    <dc:date>2014-12-05T23:47:26.917493521</dc:date>
    <meta:editing-duration>PT5H36M38S</meta:editing-duration>
    <meta:editing-cycles>18</meta:editing-cycles>
    <meta:generator>LibreOffice/4.2.7.2$Linux_X86_64 LibreOffice_project/420m0$Build-2</meta:generator>
    <dc:creator>Renato Ferreira</dc:creator>
    <meta:document-statistic meta:table-count="0" meta:image-count="0" meta:object-count="0" meta:page-count="5" meta:paragraph-count="82" meta:word-count="818" meta:character-count="4971" meta:non-whitespace-character-count="4248"/>
  </office:meta>
</office:document-meta>
</file>